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1" svg:font-family="Tahoma"/>
    <style:font-face style:name="Tahoma2" svg:font-family="Tahoma, Lucida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8pt" style:font-size-complex="18pt"/>
    </style:style>
    <style:style style:name="P4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5" style:family="paragraph" style:parent-style-name="Standard" style:master-page-name="Standard">
      <style:paragraph-properties style:page-number="auto" style:writing-mode="lr-tb"/>
    </style:style>
    <style:style style:name="P6" style:family="paragraph" style:parent-style-name="Standard">
      <style:paragraph-properties style:writing-mode="lr-tb"/>
      <style:text-properties style:font-name="Nimbus Roman No9 L" fo:font-size="12pt" style:font-size-asian="12pt" style:font-name-complex="Nimbus Roman No9 L" style:font-size-complex="12pt"/>
    </style:style>
    <style:style style:name="P7" style:family="paragraph" style:parent-style-name="Standard">
      <style:paragraph-properties style:writing-mode="lr-tb">
        <style:tab-stops>
          <style:tab-stop style:position="1.6457in"/>
        </style:tab-stops>
      </style:paragraph-properties>
      <style:text-properties style:font-name="Nimbus Roman No9 L" fo:font-size="12pt" fo:font-style="normal" style:font-size-asian="12pt" style:font-style-asian="normal" style:font-name-complex="Nimbus Roman No9 L" style:font-size-complex="12pt" style:font-style-complex="normal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8pt" style:font-size-complex="18pt"/>
    </style:style>
    <style:style style:name="T1" style:family="text">
      <style:text-properties fo:color="#000080" style:font-name="Times New Roman" fo:language="en" fo:country="GB" style:text-underline-style="solid" style:text-underline-width="auto" style:text-underline-color="font-color" style:font-name-complex="Times New Roman" style:font-size-complex="12pt"/>
    </style:style>
    <style:style style:name="T2" style:family="text">
      <style:text-properties fo:color="#000080" style:font-name="Times New Roman" fo:language="fr" fo:country="FR" style:text-underline-style="solid" style:text-underline-width="auto" style:text-underline-color="font-color" style:font-name-complex="Times New Roman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NFS-GANESHA : A few words about </text:p>
      <text:p text:style-name="P3">the *.ganesha.convert_fh utility</text:p>
      <text:p text:style-name="P2"/>
      <text:p text:style-name="P1"/>
      <text:p text:style-name="P1">2 July 2008</text:p>
      <text:p text:style-name="P1"/>
      <text:p text:style-name="P1">Started: 2008.07.02</text:p>
      <text:p text:style-name="P1"/>
      <text:p text:style-name="P1"/>
      <text:p text:style-name="P1"/>
      <text:p text:style-name="P1">Philippe Deniel: <text:a xlink:type="simple" xlink:href="mailto:philippe.deniel@cea.fr"><text:span text:style-name="T1">philippe.deniel@cea.fr</text:span></text:a></text:p>
      <text:p text:style-name="P1">Thomas Leibovici : <text:a xlink:type="simple" xlink:href="mailto:thomas.leibovici@cea.fr"><text:span text:style-name="T2">thomas.leibovici@cea.fr</text:span></text:a></text:p>
      <text:p text:style-name="P4"/>
      <text:p text:style-name="P6">Along with the distribution comes a binary whose name looks like “*.ganesha.convert_fh”. It may seems a bit mysterious at first glance.</text:p>
      <text:p text:style-name="P6"/>
      <text:p text:style-name="P6">In fact, this tool is provided for debugging purpose and is to be use in conjunction with a network sniffer like<text:span text:style-name="T3"> </text:span><text:span text:style-name="T4">tethereal </text:span><text:span text:style-name="T5"><text:s/>or </text:span><text:span text:style-name="T4">tshark.</text:span></text:p>
      <text:p text:style-name="P7"><text:span text:style-name="T5"/></text:p>
      <text:p text:style-name="P7"><text:span text:style-name="T5">When administrating a NFS server, it often comes that something goes wrong because of a specific request or kind of request. With the network analyzer, it is easy to get the nfs file handle (for example by running </text:span><text:span text:style-name="T4">tshark -R nfs -i &lt;my_if&gt; -V</text:span><text:span text:style-name="T5">), but the filehandle remains opaque to the administrator. For each available FSAL, a $(FS_NAME).ganesha.convert_fh tool is provided. It will provide the end user with information related to a NFS filehandle given as input. Depending on the FSAL used, this will provide you with various (non-opaque) information abut the underlying FSAL object.</text:span></text:p>
      <text:p text:style-name="P7"><text:span text:style-name="T5"/></text:p>
      <text:p text:style-name="P7"><text:span text:style-name="T5">These tools and this document are still under work, they can change and evolve at any release.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1" svg:font-family="Tahoma"/>
    <style:font-face style:name="Tahoma2" svg:font-family="Tahoma, Lucida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" style:class="text">
      <style:paragraph-properties fo:text-align="justify" style:justify-single-word="false" style:text-autospace="ideograph-alpha"/>
      <style:text-properties style:font-name="Nimbus Roman No9 L" style:font-name-asian="Nimbus Roman No9 L" style:font-name-complex="Nimbus Roman No9 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List" style:family="paragraph" style:parent-style-name="Text_20_body" style:class="list">
      <style:paragraph-properties fo:margin-top="0in" fo:margin-bottom="0in" fo:text-align="start" style:justify-single-word="false"/>
      <style:text-properties style:font-name="Times New Roman" style:font-name-asian="Times New Roman" style:font-name-complex="Times New Roman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>
      <style:text-properties fo:font-size="12pt" fo:language="en" fo:country="US" style:language-asian="zxx" style:country-asian="none" style:font-size-complex="12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ext_20_body_20__28_user_29_" style:display-name="Text body (user)" style:family="paragraph" style:parent-style-name="Default">
      <style:paragraph-properties fo:margin-top="0in" fo:margin-bottom="0.0835in"/>
    </style:style>
    <style:style style:name="Caption_20__28_user_29_" style:display-name="Caption (user)" style:family="paragraph" style:parent-style-name="Default">
      <style:paragraph-properties fo:margin-top="0.0835in" fo:margin-bottom="0.0835in"/>
      <style:text-properties fo:font-size="10pt" fo:font-style="italic" style:font-name-complex="Tahoma2" style:font-size-complex="10pt" style:font-style-complex="italic"/>
    </style:style>
    <style:style style:name="WW-Index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WW-Heading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Heading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WW-Heading1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heading_20_1" style:display-name="heading 1" style:family="paragraph" style:parent-style-name="Standard" style:next-style-name="Text_20_body" style:default-outline-level="1">
      <style:paragraph-properties fo:margin-top="0.1665in" fo:margin-bottom="0.0835in" fo:text-align="start" style:justify-single-word="false" fo:keep-with-next="always" style:text-autospace="none"/>
      <style:text-properties style:font-name="Nimbus Sans L" fo:font-size="16pt" fo:font-weight="bold" style:font-name-asian="Nimbus Sans L" style:font-name-complex="Nimbus Sans 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top="0.1665in" fo:margin-bottom="0.0417in" fo:text-align="start" style:justify-single-word="false" fo:keep-with-next="always" style:text-autospace="none"/>
      <style:text-properties style:font-name="Arial" fo:font-size="14pt" fo:font-style="italic" fo:font-weight="bold" style:font-name-asian="Arial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top="0.1665in" fo:margin-bottom="0.0417in" fo:text-align="start" style:justify-single-word="false" fo:keep-with-next="always" style:text-autospace="none"/>
      <style:text-properties style:font-name="Arial" fo:font-size="13pt" fo:font-weight="bold" style:font-name-asian="Arial" style:font-name-complex="Arial" style:font-size-complex="13pt" style:font-weight-complex="bold"/>
    </style:style>
    <style:style style:name="WW-Heading11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1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1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Heading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Index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footer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1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12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Preformatted_20_Text_20__28_user_29_" style:display-name="Preformatted Text (user)" style:family="paragraph" style:parent-style-name="Standard">
      <style:paragraph-properties fo:text-align="start" style:justify-single-word="false" style:text-autospace="none"/>
      <style:text-properties style:font-name="Nimbus Mono L" fo:font-size="10pt" style:font-name-asian="Nimbus Mono L" style:font-name-complex="Nimbus Mono L" style:font-size-complex="10pt"/>
    </style:style>
    <style:style style:name="heading_20_4" style:display-name="heading 4" style:family="paragraph" style:parent-style-name="WW-Heading" style:next-style-name="Text_20_body" style:default-outline-level="4">
      <style:paragraph-properties fo:margin-top="0in" fo:margin-bottom="0in" fo:text-align="start" style:justify-single-word="false" fo:keep-with-next="auto"/>
      <style:text-properties style:font-name="Times New Roman" fo:font-size="12pt" fo:font-weight="bold" style:font-name-asian="Times New Roman" style:font-name-complex="Times New Roman" style:font-size-complex="12pt" style:font-weight-complex="bold"/>
    </style:style>
    <style:style style:name="WW-heading_20_1" style:display-name="WW-heading 1" style:family="paragraph" style:parent-style-name="WW-Heading" style:next-style-name="Text_20_body">
      <style:paragraph-properties fo:margin-top="0in" fo:margin-bottom="0in" fo:text-align="start" style:justify-single-word="false" fo:keep-with-next="auto"/>
      <style:text-properties style:font-name="Times New Roman" fo:font-size="24pt" fo:font-weight="bold" style:font-name-asian="Times New Roman" style:font-name-complex="Times New Roman" style:font-size-complex="24pt" style:font-weight-complex="bold"/>
    </style:style>
    <style:style style:name="WW-heading_20_2" style:display-name="WW-heading 2" style:family="paragraph" style:parent-style-name="WW-Heading" style:next-style-name="Text_20_body">
      <style:paragraph-properties fo:margin-top="0in" fo:margin-bottom="0in" fo:text-align="start" style:justify-single-word="false" fo:keep-with-next="auto"/>
      <style:text-properties style:font-name="Times New Roman" fo:font-size="18pt" fo:font-weight="bold" style:font-name-asian="Times New Roman" style:font-name-complex="Times New Roman" style:font-size-complex="18pt" style:font-weight-complex="bold"/>
    </style:style>
    <style:style style:name="WW-footer123" style:family="paragraph" style:parent-style-name="Default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-heading_20_11" style:display-name="WW-heading 11" style:family="paragraph" style:parent-style-name="WW-Heading" style:next-style-name="Text_20_body_20__28_user_29_">
      <style:paragraph-properties fo:margin-top="0in" fo:margin-bottom="0in" fo:text-align="start" style:justify-single-word="false" fo:keep-with-next="auto"/>
      <style:text-properties style:font-name="Nimbus Roman No9 L" fo:font-size="24pt" fo:font-weight="bold" style:font-name-asian="Nimbus Sans L" style:font-name-complex="Nimbus Roman No9 L" style:font-size-complex="24pt" style:font-weight-complex="bold"/>
    </style:style>
    <style:style style:name="WW-heading_20_21" style:display-name="WW-heading 21" style:family="paragraph" style:parent-style-name="WW-Heading" style:next-style-name="Text_20_body_20__28_user_29_">
      <style:paragraph-properties fo:margin-top="0in" fo:margin-bottom="0in" fo:text-align="start" style:justify-single-word="false" fo:keep-with-next="auto"/>
      <style:text-properties style:font-name="Nimbus Roman No9 L" fo:font-size="18pt" fo:font-weight="bold" style:font-name-asian="Nimbus Sans L" style:font-name-complex="Nimbus Roman No9 L" style:font-size-complex="18pt" style:font-weight-complex="bold"/>
    </style:style>
    <style:style style:name="Text_20_body_20_indent_20__28_user_29_" style:display-name="Text body indent (user)" style:family="paragraph" style:parent-style-name="Text_20_body_20__28_user_29_">
      <style:paragraph-properties fo:margin-left="0.1965in" fo:margin-right="0in" fo:margin-top="0in" fo:margin-bottom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2_20_2" style:display-name="RTF_Num 2 2" style:family="text">
      <style:text-properties fo:font-size="12pt" fo:language="fr" fo:country="FR" style:language-asian="fr" style:country-asian="FR" style:font-size-complex="12pt"/>
    </style:style>
    <style:style style:name="RTF_5f_Num_20_2_20_3" style:display-name="RTF_Num 2 3" style:family="text">
      <style:text-properties fo:font-size="12pt" fo:language="fr" fo:country="FR" style:language-asian="fr" style:country-asian="FR" style:font-size-complex="12pt"/>
    </style:style>
    <style:style style:name="RTF_5f_Num_20_2_20_4" style:display-name="RTF_Num 2 4" style:family="text">
      <style:text-properties fo:font-size="12pt" fo:language="fr" fo:country="FR" style:language-asian="fr" style:country-asian="FR" style:font-size-complex="12pt"/>
    </style:style>
    <style:style style:name="RTF_5f_Num_20_2_20_5" style:display-name="RTF_Num 2 5" style:family="text">
      <style:text-properties fo:font-size="12pt" fo:language="fr" fo:country="FR" style:language-asian="fr" style:country-asian="FR" style:font-size-complex="12pt"/>
    </style:style>
    <style:style style:name="RTF_5f_Num_20_2_20_6" style:display-name="RTF_Num 2 6" style:family="text">
      <style:text-properties fo:font-size="12pt" fo:language="fr" fo:country="FR" style:language-asian="fr" style:country-asian="FR" style:font-size-complex="12pt"/>
    </style:style>
    <style:style style:name="RTF_5f_Num_20_2_20_7" style:display-name="RTF_Num 2 7" style:family="text">
      <style:text-properties fo:font-size="12pt" fo:language="fr" fo:country="FR" style:language-asian="fr" style:country-asian="FR" style:font-size-complex="12pt"/>
    </style:style>
    <style:style style:name="RTF_5f_Num_20_2_20_8" style:display-name="RTF_Num 2 8" style:family="text">
      <style:text-properties fo:font-size="12pt" fo:language="fr" fo:country="FR" style:language-asian="fr" style:country-asian="FR" style:font-size-complex="12pt"/>
    </style:style>
    <style:style style:name="RTF_5f_Num_20_2_20_9" style:display-name="RTF_Num 2 9" style:family="text">
      <style:text-properties fo:font-size="12pt" fo:language="fr" fo:country="FR" style:language-asian="fr" style:country-asian="FR" style:font-size-complex="12pt"/>
    </style:style>
    <style:style style:name="RTF_5f_Num_20_2_20_10" style:display-name="RTF_Num 2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3_20_2" style:display-name="RTF_Num 3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3" style:display-name="RTF_Num 3 3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3_20_4" style:display-name="RTF_Num 3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3_20_5" style:display-name="RTF_Num 3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6" style:display-name="RTF_Num 3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3_20_7" style:display-name="RTF_Num 3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3_20_8" style:display-name="RTF_Num 3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9" style:display-name="RTF_Num 3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3_20_10" style:display-name="RTF_Num 3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4_20_2" style:display-name="RTF_Num 4 2" style:family="text">
      <style:text-properties fo:font-size="12pt" fo:language="fr" fo:country="FR" style:language-asian="fr" style:country-asian="FR" style:font-size-complex="12pt"/>
    </style:style>
    <style:style style:name="RTF_5f_Num_20_4_20_3" style:display-name="RTF_Num 4 3" style:family="text">
      <style:text-properties fo:font-size="12pt" fo:language="fr" fo:country="FR" style:language-asian="fr" style:country-asian="FR" style:font-size-complex="12pt"/>
    </style:style>
    <style:style style:name="RTF_5f_Num_20_4_20_4" style:display-name="RTF_Num 4 4" style:family="text">
      <style:text-properties fo:font-size="12pt" fo:language="fr" fo:country="FR" style:language-asian="fr" style:country-asian="FR" style:font-size-complex="12pt"/>
    </style:style>
    <style:style style:name="RTF_5f_Num_20_4_20_5" style:display-name="RTF_Num 4 5" style:family="text">
      <style:text-properties fo:font-size="12pt" fo:language="fr" fo:country="FR" style:language-asian="fr" style:country-asian="FR" style:font-size-complex="12pt"/>
    </style:style>
    <style:style style:name="RTF_5f_Num_20_4_20_6" style:display-name="RTF_Num 4 6" style:family="text">
      <style:text-properties fo:font-size="12pt" fo:language="fr" fo:country="FR" style:language-asian="fr" style:country-asian="FR" style:font-size-complex="12pt"/>
    </style:style>
    <style:style style:name="RTF_5f_Num_20_4_20_7" style:display-name="RTF_Num 4 7" style:family="text">
      <style:text-properties fo:font-size="12pt" fo:language="fr" fo:country="FR" style:language-asian="fr" style:country-asian="FR" style:font-size-complex="12pt"/>
    </style:style>
    <style:style style:name="RTF_5f_Num_20_4_20_8" style:display-name="RTF_Num 4 8" style:family="text">
      <style:text-properties fo:font-size="12pt" fo:language="fr" fo:country="FR" style:language-asian="fr" style:country-asian="FR" style:font-size-complex="12pt"/>
    </style:style>
    <style:style style:name="RTF_5f_Num_20_4_20_9" style:display-name="RTF_Num 4 9" style:family="text">
      <style:text-properties fo:font-size="12pt" fo:language="fr" fo:country="FR" style:language-asian="fr" style:country-asian="FR" style:font-size-complex="12pt"/>
    </style:style>
    <style:style style:name="RTF_5f_Num_20_4_20_10" style:display-name="RTF_Num 4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RTF_5f_Num_20_4_20_1" style:display-name="WW-RTF_Num 4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2" style:display-name="WW-RTF_Num 4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3" style:display-name="WW-RTF_Num 4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4" style:display-name="WW-RTF_Num 4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5" style:display-name="WW-RTF_Num 4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6" style:display-name="WW-RTF_Num 4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7" style:display-name="WW-RTF_Num 4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8" style:display-name="WW-RTF_Num 4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9" style:display-name="WW-RTF_Num 4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10" style:display-name="WW-RTF_Num 4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5_20_1" style:display-name="RTF_Num 5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2" style:display-name="RTF_Num 5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3" style:display-name="RTF_Num 5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4" style:display-name="RTF_Num 5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5" style:display-name="RTF_Num 5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6" style:display-name="RTF_Num 5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7" style:display-name="RTF_Num 5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8" style:display-name="RTF_Num 5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9" style:display-name="RTF_Num 5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10" style:display-name="RTF_Num 5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6_20_1" style:display-name="RTF_Num 6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6_20_2" style:display-name="RTF_Num 6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3" style:display-name="RTF_Num 6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6_20_4" style:display-name="RTF_Num 6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6_20_5" style:display-name="RTF_Num 6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6" style:display-name="RTF_Num 6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6_20_7" style:display-name="RTF_Num 6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6_20_8" style:display-name="RTF_Num 6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9" style:display-name="RTF_Num 6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" style:display-name="WW-RTF_Num 6 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" style:display-name="WW-RTF_Num 6 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" style:display-name="WW-RTF_Num 6 3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4" style:display-name="WW-RTF_Num 6 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" style:display-name="WW-RTF_Num 6 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" style:display-name="WW-RTF_Num 6 6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" style:display-name="WW-RTF_Num 6 7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" style:display-name="WW-RTF_Num 6 8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" style:display-name="WW-RTF_Num 6 9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" style:display-name="WW-RTF_Num 6 1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1" style:display-name="WW-RTF_Num 6 2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1" style:display-name="WW-RTF_Num 6 3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41" style:display-name="WW-RTF_Num 6 4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1" style:display-name="WW-RTF_Num 6 5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1" style:display-name="WW-RTF_Num 6 6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1" style:display-name="WW-RTF_Num 6 7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1" style:display-name="WW-RTF_Num 6 8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1" style:display-name="WW-RTF_Num 6 9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2" style:display-name="WW-RTF_Num 6 1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12" style:display-name="WW-RTF_Num 6 2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12" style:display-name="WW-RTF_Num 6 3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412" style:display-name="WW-RTF_Num 6 4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12" style:display-name="WW-RTF_Num 6 5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12" style:display-name="WW-RTF_Num 6 6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12" style:display-name="WW-RTF_Num 6 7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12" style:display-name="WW-RTF_Num 6 8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12" style:display-name="WW-RTF_Num 6 9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23" style:display-name="WW-RTF_Num 6 1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2123" style:display-name="WW-RTF_Num 6 2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3123" style:display-name="WW-RTF_Num 6 3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4123" style:display-name="WW-RTF_Num 6 4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5123" style:display-name="WW-RTF_Num 6 5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6123" style:display-name="WW-RTF_Num 6 6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7123" style:display-name="WW-RTF_Num 6 7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8123" style:display-name="WW-RTF_Num 6 8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9123" style:display-name="WW-RTF_Num 6 9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11234" style:display-name="WW-RTF_Num 6 1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21234" style:display-name="WW-RTF_Num 6 2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31234" style:display-name="WW-RTF_Num 6 3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41234" style:display-name="WW-RTF_Num 6 4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51234" style:display-name="WW-RTF_Num 6 5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61234" style:display-name="WW-RTF_Num 6 6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71234" style:display-name="WW-RTF_Num 6 7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81234" style:display-name="WW-RTF_Num 6 8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91234" style:display-name="WW-RTF_Num 6 9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12345" style:display-name="WW-RTF_Num 6 112345" style:family="text">
      <style:text-properties style:use-window-font-color="true"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WW-RTF_5f_Num_20_6_20_212345" style:display-name="WW-RTF_Num 6 2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312345" style:display-name="WW-RTF_Num 6 312345" style:family="text">
      <style:text-properties style:use-window-font-color="true"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WW-RTF_5f_Num_20_6_20_412345" style:display-name="WW-RTF_Num 6 412345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512345" style:display-name="WW-RTF_Num 6 5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612345" style:display-name="WW-RTF_Num 6 612345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712345" style:display-name="WW-RTF_Num 6 712345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812345" style:display-name="WW-RTF_Num 6 8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912345" style:display-name="WW-RTF_Num 6 912345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123456" style:display-name="WW-RTF_Num 6 1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2123456" style:display-name="WW-RTF_Num 6 2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3123456" style:display-name="WW-RTF_Num 6 3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4123456" style:display-name="WW-RTF_Num 6 4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5123456" style:display-name="WW-RTF_Num 6 5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6123456" style:display-name="WW-RTF_Num 6 6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7123456" style:display-name="WW-RTF_Num 6 7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8123456" style:display-name="WW-RTF_Num 6 8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9123456" style:display-name="WW-RTF_Num 6 9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11234567" style:display-name="WW-RTF_Num 6 1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21234567" style:display-name="WW-RTF_Num 6 2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31234567" style:display-name="WW-RTF_Num 6 3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41234567" style:display-name="WW-RTF_Num 6 4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51234567" style:display-name="WW-RTF_Num 6 5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61234567" style:display-name="WW-RTF_Num 6 6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71234567" style:display-name="WW-RTF_Num 6 7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81234567" style:display-name="WW-RTF_Num 6 8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91234567" style:display-name="WW-RTF_Num 6 9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3_20_1" style:display-name="RTF_Num 13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13_20_2" style:display-name="RTF_Num 13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3" style:display-name="RTF_Num 13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3_20_4" style:display-name="RTF_Num 13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3_20_5" style:display-name="RTF_Num 13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6" style:display-name="RTF_Num 13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3_20_7" style:display-name="RTF_Num 13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3_20_8" style:display-name="RTF_Num 13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9" style:display-name="RTF_Num 13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1" style:display-name="RTF_Num 16 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2" style:display-name="RTF_Num 16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3" style:display-name="RTF_Num 16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4" style:display-name="RTF_Num 16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5" style:display-name="RTF_Num 16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6" style:display-name="RTF_Num 16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7" style:display-name="RTF_Num 16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8" style:display-name="RTF_Num 16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9" style:display-name="RTF_Num 16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8_20_1" style:display-name="RTF_Num 18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2" style:display-name="RTF_Num 18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3" style:display-name="RTF_Num 18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4" style:display-name="RTF_Num 18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5" style:display-name="RTF_Num 18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6" style:display-name="RTF_Num 18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7" style:display-name="RTF_Num 18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8" style:display-name="RTF_Num 18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9" style:display-name="RTF_Num 18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1" style:display-name="RTF_Num 19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2" style:display-name="RTF_Num 19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3" style:display-name="RTF_Num 19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4" style:display-name="RTF_Num 19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5" style:display-name="RTF_Num 19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6" style:display-name="RTF_Num 19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7" style:display-name="RTF_Num 19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8" style:display-name="RTF_Num 19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9" style:display-name="RTF_Num 19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10" style:display-name="RTF_Num 19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RTF_5f_Num_20_3_20_1" style:display-name="WW-RTF_Num 3 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" style:display-name="WW-RTF_Num 3 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" style:display-name="WW-RTF_Num 3 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" style:display-name="WW-RTF_Num 3 4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" style:display-name="WW-RTF_Num 3 5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" style:display-name="WW-RTF_Num 3 6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" style:display-name="WW-RTF_Num 3 7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" style:display-name="WW-RTF_Num 3 8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" style:display-name="WW-RTF_Num 3 9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" style:display-name="WW-RTF_Num 3 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" style:display-name="WW-RTF_Num 3 2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" style:display-name="WW-RTF_Num 3 3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" style:display-name="WW-RTF_Num 3 4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" style:display-name="WW-RTF_Num 3 5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" style:display-name="WW-RTF_Num 3 6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" style:display-name="WW-RTF_Num 3 7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" style:display-name="WW-RTF_Num 3 8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" style:display-name="WW-RTF_Num 3 9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" style:display-name="WW-RTF_Num 3 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" style:display-name="WW-RTF_Num 3 2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" style:display-name="WW-RTF_Num 3 3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" style:display-name="WW-RTF_Num 3 4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" style:display-name="WW-RTF_Num 3 5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" style:display-name="WW-RTF_Num 3 6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" style:display-name="WW-RTF_Num 3 7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" style:display-name="WW-RTF_Num 3 8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" style:display-name="WW-RTF_Num 3 9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" style:display-name="WW-RTF_Num 3 1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" style:display-name="WW-RTF_Num 3 2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" style:display-name="WW-RTF_Num 3 3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" style:display-name="WW-RTF_Num 3 4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" style:display-name="WW-RTF_Num 3 5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" style:display-name="WW-RTF_Num 3 6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" style:display-name="WW-RTF_Num 3 7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" style:display-name="WW-RTF_Num 3 8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" style:display-name="WW-RTF_Num 3 9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4" style:display-name="WW-RTF_Num 3 11234" style:family="text">
      <style:text-properties style:font-name="Nimbus Roman No9 L" fo:font-size="12pt" fo:language="en" fo:country="US" style:font-name-asian="Nimbus Roman No9 L" style:language-asian="fr" style:country-asian="FR" style:font-name-complex="Nimbus Roman No9 L" style:font-size-complex="12pt"/>
    </style:style>
    <style:style style:name="WW-RTF_5f_Num_20_3_20_21234" style:display-name="WW-RTF_Num 3 2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" style:display-name="WW-RTF_Num 3 31234" style:family="text">
      <style:text-properties style:font-name="Nimbus Roman No9 L" fo:font-size="12pt" fo:language="en" fo:country="US" style:font-name-asian="Nimbus Roman No9 L" style:language-asian="fr" style:country-asian="FR" style:font-name-complex="Nimbus Roman No9 L" style:font-size-complex="12pt"/>
    </style:style>
    <style:style style:name="WW-RTF_5f_Num_20_3_20_41234" style:display-name="WW-RTF_Num 3 41234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" style:display-name="WW-RTF_Num 3 5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" style:display-name="WW-RTF_Num 3 61234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" style:display-name="WW-RTF_Num 3 71234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" style:display-name="WW-RTF_Num 3 8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" style:display-name="WW-RTF_Num 3 91234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" style:display-name="WW-RTF_Num 3 1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212345" style:display-name="WW-RTF_Num 3 2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5" style:display-name="WW-RTF_Num 3 3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412345" style:display-name="WW-RTF_Num 3 4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5" style:display-name="WW-RTF_Num 3 5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5" style:display-name="WW-RTF_Num 3 6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5" style:display-name="WW-RTF_Num 3 7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5" style:display-name="WW-RTF_Num 3 8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5" style:display-name="WW-RTF_Num 3 9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6" style:display-name="WW-RTF_Num 3 1123456" style:family="text">
      <style:text-properties fo:font-size="12pt" fo:language="en" fo:country="US" style:language-asian="zxx" style:country-asian="none" style:font-size-complex="12pt"/>
    </style:style>
    <style:style style:name="WW-RTF_5f_Num_20_3_20_2123456" style:display-name="WW-RTF_Num 3 2123456" style:family="text">
      <style:text-properties fo:font-size="12pt" fo:language="en" fo:country="US" style:language-asian="zxx" style:country-asian="none" style:font-size-complex="12pt"/>
    </style:style>
    <style:style style:name="WW-RTF_5f_Num_20_3_20_3123456" style:display-name="WW-RTF_Num 3 3123456" style:family="text">
      <style:text-properties fo:font-size="12pt" fo:language="en" fo:country="US" style:language-asian="zxx" style:country-asian="none" style:font-size-complex="12pt"/>
    </style:style>
    <style:style style:name="WW-RTF_5f_Num_20_3_20_4123456" style:display-name="WW-RTF_Num 3 4123456" style:family="text">
      <style:text-properties fo:font-size="12pt" fo:language="en" fo:country="US" style:language-asian="zxx" style:country-asian="none" style:font-size-complex="12pt"/>
    </style:style>
    <style:style style:name="WW-RTF_5f_Num_20_3_20_5123456" style:display-name="WW-RTF_Num 3 5123456" style:family="text">
      <style:text-properties fo:font-size="12pt" fo:language="en" fo:country="US" style:language-asian="zxx" style:country-asian="none" style:font-size-complex="12pt"/>
    </style:style>
    <style:style style:name="WW-RTF_5f_Num_20_3_20_6123456" style:display-name="WW-RTF_Num 3 6123456" style:family="text">
      <style:text-properties fo:font-size="12pt" fo:language="en" fo:country="US" style:language-asian="zxx" style:country-asian="none" style:font-size-complex="12pt"/>
    </style:style>
    <style:style style:name="WW-RTF_5f_Num_20_3_20_7123456" style:display-name="WW-RTF_Num 3 7123456" style:family="text">
      <style:text-properties fo:font-size="12pt" fo:language="en" fo:country="US" style:language-asian="zxx" style:country-asian="none" style:font-size-complex="12pt"/>
    </style:style>
    <style:style style:name="WW-RTF_5f_Num_20_3_20_8123456" style:display-name="WW-RTF_Num 3 8123456" style:family="text">
      <style:text-properties fo:font-size="12pt" fo:language="en" fo:country="US" style:language-asian="zxx" style:country-asian="none" style:font-size-complex="12pt"/>
    </style:style>
    <style:style style:name="WW-RTF_5f_Num_20_3_20_9123456" style:display-name="WW-RTF_Num 3 9123456" style:family="text">
      <style:text-properties fo:font-size="12pt" fo:language="en" fo:country="US" style:language-asian="zxx" style:country-asian="none" style:font-size-complex="12pt"/>
    </style:style>
    <style:style style:name="WW-RTF_5f_Num_20_3_20_11234567" style:display-name="WW-RTF_Num 3 1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" style:display-name="WW-RTF_Num 3 2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" style:display-name="WW-RTF_Num 3 3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41234567" style:display-name="WW-RTF_Num 3 4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" style:display-name="WW-RTF_Num 3 5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" style:display-name="WW-RTF_Num 3 61234567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" style:display-name="WW-RTF_Num 3 7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" style:display-name="WW-RTF_Num 3 8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" style:display-name="WW-RTF_Num 3 91234567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" style:display-name="WW-RTF_Num 3 1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8" style:display-name="WW-RTF_Num 3 2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8" style:display-name="WW-RTF_Num 3 3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412345678" style:display-name="WW-RTF_Num 3 4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8" style:display-name="WW-RTF_Num 3 5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8" style:display-name="WW-RTF_Num 3 6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8" style:display-name="WW-RTF_Num 3 7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8" style:display-name="WW-RTF_Num 3 8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8" style:display-name="WW-RTF_Num 3 9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9" style:display-name="WW-RTF_Num 3 1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89" style:display-name="WW-RTF_Num 3 2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89" style:display-name="WW-RTF_Num 3 3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4123456789" style:display-name="WW-RTF_Num 3 4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89" style:display-name="WW-RTF_Num 3 5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89" style:display-name="WW-RTF_Num 3 6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89" style:display-name="WW-RTF_Num 3 7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89" style:display-name="WW-RTF_Num 3 8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89" style:display-name="WW-RTF_Num 3 9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910" style:display-name="WW-RTF_Num 3 1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212345678910" style:display-name="WW-RTF_Num 3 2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5678910" style:display-name="WW-RTF_Num 3 3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412345678910" style:display-name="WW-RTF_Num 3 4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5678910" style:display-name="WW-RTF_Num 3 5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5678910" style:display-name="WW-RTF_Num 3 6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5678910" style:display-name="WW-RTF_Num 3 7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5678910" style:display-name="WW-RTF_Num 3 8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5678910" style:display-name="WW-RTF_Num 3 9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67891011" style:display-name="WW-RTF_Num 3 1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4567891011" style:display-name="WW-RTF_Num 3 2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4567891011" style:display-name="WW-RTF_Num 3 3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4567891011" style:display-name="WW-RTF_Num 3 4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4567891011" style:display-name="WW-RTF_Num 3 5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4567891011" style:display-name="WW-RTF_Num 3 6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4567891011" style:display-name="WW-RTF_Num 3 7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4567891011" style:display-name="WW-RTF_Num 3 8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4567891011" style:display-name="WW-RTF_Num 3 9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456789101112" style:display-name="WW-RTF_Num 3 1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456789101112" style:display-name="WW-RTF_Num 3 2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456789101112" style:display-name="WW-RTF_Num 3 3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456789101112" style:display-name="WW-RTF_Num 3 4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456789101112" style:display-name="WW-RTF_Num 3 5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456789101112" style:display-name="WW-RTF_Num 3 6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456789101112" style:display-name="WW-RTF_Num 3 7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456789101112" style:display-name="WW-RTF_Num 3 8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456789101112" style:display-name="WW-RTF_Num 3 9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0" style:display-name="WW-RTF_Num 3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17_20_1" style:display-name="RTF_Num 17 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2" style:display-name="RTF_Num 17 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3" style:display-name="RTF_Num 17 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4" style:display-name="RTF_Num 17 4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5" style:display-name="RTF_Num 17 5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6" style:display-name="RTF_Num 17 6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7" style:display-name="RTF_Num 17 7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8" style:display-name="RTF_Num 17 8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9" style:display-name="RTF_Num 17 9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10" style:display-name="RTF_Num 17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7_20_1" style:display-name="RTF_Num 7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7_20_2" style:display-name="RTF_Num 7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3" style:display-name="RTF_Num 7 3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7_20_4" style:display-name="RTF_Num 7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7_20_5" style:display-name="RTF_Num 7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6" style:display-name="RTF_Num 7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7_20_7" style:display-name="RTF_Num 7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7_20_8" style:display-name="RTF_Num 7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9" style:display-name="RTF_Num 7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8_20_2" style:display-name="RTF_Num 8 2" style:family="text">
      <style:text-properties fo:font-size="12pt" fo:language="fr" fo:country="FR" style:language-asian="fr" style:country-asian="FR" style:font-size-complex="12pt"/>
    </style:style>
    <style:style style:name="RTF_5f_Num_20_8_20_3" style:display-name="RTF_Num 8 3" style:family="text">
      <style:text-properties fo:font-size="12pt" fo:language="fr" fo:country="FR" style:language-asian="fr" style:country-asian="FR" style:font-size-complex="12pt"/>
    </style:style>
    <style:style style:name="RTF_5f_Num_20_8_20_4" style:display-name="RTF_Num 8 4" style:family="text">
      <style:text-properties fo:font-size="12pt" fo:language="fr" fo:country="FR" style:language-asian="fr" style:country-asian="FR" style:font-size-complex="12pt"/>
    </style:style>
    <style:style style:name="RTF_5f_Num_20_8_20_5" style:display-name="RTF_Num 8 5" style:family="text">
      <style:text-properties fo:font-size="12pt" fo:language="fr" fo:country="FR" style:language-asian="fr" style:country-asian="FR" style:font-size-complex="12pt"/>
    </style:style>
    <style:style style:name="RTF_5f_Num_20_8_20_6" style:display-name="RTF_Num 8 6" style:family="text">
      <style:text-properties fo:font-size="12pt" fo:language="fr" fo:country="FR" style:language-asian="fr" style:country-asian="FR" style:font-size-complex="12pt"/>
    </style:style>
    <style:style style:name="RTF_5f_Num_20_8_20_7" style:display-name="RTF_Num 8 7" style:family="text">
      <style:text-properties fo:font-size="12pt" fo:language="fr" fo:country="FR" style:language-asian="fr" style:country-asian="FR" style:font-size-complex="12pt"/>
    </style:style>
    <style:style style:name="RTF_5f_Num_20_8_20_8" style:display-name="RTF_Num 8 8" style:family="text">
      <style:text-properties fo:font-size="12pt" fo:language="fr" fo:country="FR" style:language-asian="fr" style:country-asian="FR" style:font-size-complex="12pt"/>
    </style:style>
    <style:style style:name="RTF_5f_Num_20_8_20_9" style:display-name="RTF_Num 8 9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9_20_2" style:display-name="RTF_Num 9 2" style:family="text">
      <style:text-properties fo:font-size="12pt" fo:language="fr" fo:country="FR" style:language-asian="fr" style:country-asian="FR" style:font-size-complex="12pt"/>
    </style:style>
    <style:style style:name="RTF_5f_Num_20_9_20_3" style:display-name="RTF_Num 9 3" style:family="text">
      <style:text-properties fo:font-size="12pt" fo:language="fr" fo:country="FR" style:language-asian="fr" style:country-asian="FR" style:font-size-complex="12pt"/>
    </style:style>
    <style:style style:name="RTF_5f_Num_20_9_20_4" style:display-name="RTF_Num 9 4" style:family="text">
      <style:text-properties fo:font-size="12pt" fo:language="fr" fo:country="FR" style:language-asian="fr" style:country-asian="FR" style:font-size-complex="12pt"/>
    </style:style>
    <style:style style:name="RTF_5f_Num_20_9_20_5" style:display-name="RTF_Num 9 5" style:family="text">
      <style:text-properties fo:font-size="12pt" fo:language="fr" fo:country="FR" style:language-asian="fr" style:country-asian="FR" style:font-size-complex="12pt"/>
    </style:style>
    <style:style style:name="RTF_5f_Num_20_9_20_6" style:display-name="RTF_Num 9 6" style:family="text">
      <style:text-properties fo:font-size="12pt" fo:language="fr" fo:country="FR" style:language-asian="fr" style:country-asian="FR" style:font-size-complex="12pt"/>
    </style:style>
    <style:style style:name="RTF_5f_Num_20_9_20_7" style:display-name="RTF_Num 9 7" style:family="text">
      <style:text-properties fo:font-size="12pt" fo:language="fr" fo:country="FR" style:language-asian="fr" style:country-asian="FR" style:font-size-complex="12pt"/>
    </style:style>
    <style:style style:name="RTF_5f_Num_20_9_20_8" style:display-name="RTF_Num 9 8" style:family="text">
      <style:text-properties fo:font-size="12pt" fo:language="fr" fo:country="FR" style:language-asian="fr" style:country-asian="FR" style:font-size-complex="12pt"/>
    </style:style>
    <style:style style:name="RTF_5f_Num_20_9_20_9" style:display-name="RTF_Num 9 9" style:family="text">
      <style:text-properties fo:font-size="12pt" fo:language="fr" fo:country="FR" style:language-asian="fr" style:country-asian="FR" style:font-size-complex="12pt"/>
    </style:style>
    <style:style style:name="WW-RTF_5f_Num_20_9_20_1" style:display-name="WW-RTF_Num 9 1" style:family="text">
      <style:text-properties fo:font-size="12pt" fo:language="en" fo:country="US" style:language-asian="zxx" style:country-asian="none" style:font-size-complex="12pt"/>
    </style:style>
    <style:style style:name="WW-RTF_5f_Num_20_9_20_2" style:display-name="WW-RTF_Num 9 2" style:family="text">
      <style:text-properties fo:font-size="12pt" fo:language="en" fo:country="US" style:language-asian="zxx" style:country-asian="none" style:font-size-complex="12pt"/>
    </style:style>
    <style:style style:name="WW-RTF_5f_Num_20_9_20_3" style:display-name="WW-RTF_Num 9 3" style:family="text">
      <style:text-properties fo:font-size="12pt" fo:language="en" fo:country="US" style:language-asian="zxx" style:country-asian="none" style:font-size-complex="12pt"/>
    </style:style>
    <style:style style:name="WW-RTF_5f_Num_20_9_20_4" style:display-name="WW-RTF_Num 9 4" style:family="text">
      <style:text-properties fo:font-size="12pt" fo:language="en" fo:country="US" style:language-asian="zxx" style:country-asian="none" style:font-size-complex="12pt"/>
    </style:style>
    <style:style style:name="WW-RTF_5f_Num_20_9_20_5" style:display-name="WW-RTF_Num 9 5" style:family="text">
      <style:text-properties fo:font-size="12pt" fo:language="en" fo:country="US" style:language-asian="zxx" style:country-asian="none" style:font-size-complex="12pt"/>
    </style:style>
    <style:style style:name="WW-RTF_5f_Num_20_9_20_6" style:display-name="WW-RTF_Num 9 6" style:family="text">
      <style:text-properties fo:font-size="12pt" fo:language="en" fo:country="US" style:language-asian="zxx" style:country-asian="none" style:font-size-complex="12pt"/>
    </style:style>
    <style:style style:name="WW-RTF_5f_Num_20_9_20_7" style:display-name="WW-RTF_Num 9 7" style:family="text">
      <style:text-properties fo:font-size="12pt" fo:language="en" fo:country="US" style:language-asian="zxx" style:country-asian="none" style:font-size-complex="12pt"/>
    </style:style>
    <style:style style:name="WW-RTF_5f_Num_20_9_20_8" style:display-name="WW-RTF_Num 9 8" style:family="text">
      <style:text-properties fo:font-size="12pt" fo:language="en" fo:country="US" style:language-asian="zxx" style:country-asian="none" style:font-size-complex="12pt"/>
    </style:style>
    <style:style style:name="WW-RTF_5f_Num_20_9_20_9" style:display-name="WW-RTF_Num 9 9" style:family="text">
      <style:text-properties fo:font-size="12pt" fo:language="en" fo:country="US" style:language-asian="zxx" style:country-asian="none" style:font-size-complex="12pt"/>
    </style:style>
    <style:style style:name="WW-RTF_5f_Num_20_9_20_11" style:display-name="WW-RTF_Num 9 1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" style:display-name="WW-RTF_Num 9 2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" style:display-name="WW-RTF_Num 9 3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41" style:display-name="WW-RTF_Num 9 4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" style:display-name="WW-RTF_Num 9 5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" style:display-name="WW-RTF_Num 9 61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" style:display-name="WW-RTF_Num 9 7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" style:display-name="WW-RTF_Num 9 8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" style:display-name="WW-RTF_Num 9 91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112" style:display-name="WW-RTF_Num 9 1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2" style:display-name="WW-RTF_Num 9 2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2" style:display-name="WW-RTF_Num 9 3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412" style:display-name="WW-RTF_Num 9 4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2" style:display-name="WW-RTF_Num 9 5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2" style:display-name="WW-RTF_Num 9 6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2" style:display-name="WW-RTF_Num 9 7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2" style:display-name="WW-RTF_Num 9 8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2" style:display-name="WW-RTF_Num 9 9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1123" style:display-name="WW-RTF_Num 9 1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23" style:display-name="WW-RTF_Num 9 2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23" style:display-name="WW-RTF_Num 9 3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4123" style:display-name="WW-RTF_Num 9 4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23" style:display-name="WW-RTF_Num 9 5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23" style:display-name="WW-RTF_Num 9 6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23" style:display-name="WW-RTF_Num 9 7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23" style:display-name="WW-RTF_Num 9 8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23" style:display-name="WW-RTF_Num 9 9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RTF_5f_Num_20_12_20_1" style:display-name="RTF_Num 12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12_20_2" style:display-name="RTF_Num 12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3" style:display-name="RTF_Num 12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2_20_4" style:display-name="RTF_Num 12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5" style:display-name="RTF_Num 12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6" style:display-name="RTF_Num 12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2_20_7" style:display-name="RTF_Num 12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8" style:display-name="RTF_Num 12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9" style:display-name="RTF_Num 12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2_20_1" style:display-name="WW-RTF_Num 2 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" style:display-name="WW-RTF_Num 2 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" style:display-name="WW-RTF_Num 2 3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" style:display-name="WW-RTF_Num 2 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" style:display-name="WW-RTF_Num 2 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" style:display-name="WW-RTF_Num 2 6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" style:display-name="WW-RTF_Num 2 7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" style:display-name="WW-RTF_Num 2 8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" style:display-name="WW-RTF_Num 2 9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" style:display-name="WW-RTF_Num 2 1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" style:display-name="WW-RTF_Num 2 2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" style:display-name="WW-RTF_Num 2 3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1" style:display-name="WW-RTF_Num 2 4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" style:display-name="WW-RTF_Num 2 5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" style:display-name="WW-RTF_Num 2 6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" style:display-name="WW-RTF_Num 2 7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" style:display-name="WW-RTF_Num 2 8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" style:display-name="WW-RTF_Num 2 9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" style:display-name="WW-RTF_Num 2 1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2" style:display-name="WW-RTF_Num 2 2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" style:display-name="WW-RTF_Num 2 3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412" style:display-name="WW-RTF_Num 2 4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" style:display-name="WW-RTF_Num 2 5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" style:display-name="WW-RTF_Num 2 6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" style:display-name="WW-RTF_Num 2 7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" style:display-name="WW-RTF_Num 2 8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" style:display-name="WW-RTF_Num 2 9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" style:display-name="WW-RTF_Num 2 1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2123" style:display-name="WW-RTF_Num 2 2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3123" style:display-name="WW-RTF_Num 2 3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4123" style:display-name="WW-RTF_Num 2 4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5123" style:display-name="WW-RTF_Num 2 5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6123" style:display-name="WW-RTF_Num 2 6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7123" style:display-name="WW-RTF_Num 2 7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8123" style:display-name="WW-RTF_Num 2 8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9123" style:display-name="WW-RTF_Num 2 9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11234" style:display-name="WW-RTF_Num 2 1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234" style:display-name="WW-RTF_Num 2 2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34" style:display-name="WW-RTF_Num 2 3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1234" style:display-name="WW-RTF_Num 2 4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34" style:display-name="WW-RTF_Num 2 5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34" style:display-name="WW-RTF_Num 2 6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34" style:display-name="WW-RTF_Num 2 7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34" style:display-name="WW-RTF_Num 2 8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34" style:display-name="WW-RTF_Num 2 9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45" style:display-name="WW-RTF_Num 2 112345" style:family="text">
      <style:text-properties style:use-window-font-color="true" style:font-name="Nimbus Roman No9 L" fo:font-size="12pt" fo:language="fr" fo:country="FR" style:font-name-asian="Nimbus Roman No9 L" style:language-asian="zxx" style:country-asian="none" style:font-name-complex="Nimbus Roman No9 L" style:font-size-complex="12pt"/>
    </style:style>
    <style:style style:name="WW-RTF_5f_Num_20_2_20_212345" style:display-name="WW-RTF_Num 2 2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345" style:display-name="WW-RTF_Num 2 312345" style:family="text">
      <style:text-properties style:use-window-font-color="true" style:font-name="Nimbus Roman No9 L" fo:font-size="12pt" fo:language="fr" fo:country="FR" style:font-name-asian="Nimbus Roman No9 L" style:language-asian="zxx" style:country-asian="none" style:font-name-complex="Nimbus Roman No9 L" style:font-size-complex="12pt"/>
    </style:style>
    <style:style style:name="WW-RTF_5f_Num_20_2_20_412345" style:display-name="WW-RTF_Num 2 412345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345" style:display-name="WW-RTF_Num 2 5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345" style:display-name="WW-RTF_Num 2 612345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345" style:display-name="WW-RTF_Num 2 712345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345" style:display-name="WW-RTF_Num 2 8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345" style:display-name="WW-RTF_Num 2 912345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456" style:display-name="WW-RTF_Num 2 1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" style:display-name="WW-RTF_Num 2 2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" style:display-name="WW-RTF_Num 2 3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" style:display-name="WW-RTF_Num 2 4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" style:display-name="WW-RTF_Num 2 5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" style:display-name="WW-RTF_Num 2 6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" style:display-name="WW-RTF_Num 2 7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" style:display-name="WW-RTF_Num 2 8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" style:display-name="WW-RTF_Num 2 9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" style:display-name="WW-RTF_Num 2 1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" style:display-name="WW-RTF_Num 2 2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" style:display-name="WW-RTF_Num 2 3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" style:display-name="WW-RTF_Num 2 4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" style:display-name="WW-RTF_Num 2 5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" style:display-name="WW-RTF_Num 2 6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" style:display-name="WW-RTF_Num 2 7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" style:display-name="WW-RTF_Num 2 8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" style:display-name="WW-RTF_Num 2 9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" style:display-name="WW-RTF_Num 2 1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" style:display-name="WW-RTF_Num 2 2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" style:display-name="WW-RTF_Num 2 3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" style:display-name="WW-RTF_Num 2 4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" style:display-name="WW-RTF_Num 2 5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" style:display-name="WW-RTF_Num 2 6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" style:display-name="WW-RTF_Num 2 7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" style:display-name="WW-RTF_Num 2 8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" style:display-name="WW-RTF_Num 2 9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9" style:display-name="WW-RTF_Num 2 1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9" style:display-name="WW-RTF_Num 2 2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9" style:display-name="WW-RTF_Num 2 3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9" style:display-name="WW-RTF_Num 2 4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9" style:display-name="WW-RTF_Num 2 5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9" style:display-name="WW-RTF_Num 2 6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9" style:display-name="WW-RTF_Num 2 7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9" style:display-name="WW-RTF_Num 2 8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9" style:display-name="WW-RTF_Num 2 9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910" style:display-name="WW-RTF_Num 2 1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910" style:display-name="WW-RTF_Num 2 2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910" style:display-name="WW-RTF_Num 2 3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910" style:display-name="WW-RTF_Num 2 4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910" style:display-name="WW-RTF_Num 2 5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910" style:display-name="WW-RTF_Num 2 6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910" style:display-name="WW-RTF_Num 2 7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910" style:display-name="WW-RTF_Num 2 8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910" style:display-name="WW-RTF_Num 2 9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8_20_1" style:display-name="WW-RTF_Num 8 1" style:family="text">
      <style:text-properties fo:font-size="12pt" fo:language="fr" fo:country="FR" style:language-asian="fr" style:country-asian="FR" style:font-size-complex="12pt"/>
    </style:style>
    <style:style style:name="WW-RTF_5f_Num_20_8_20_2" style:display-name="WW-RTF_Num 8 2" style:family="text">
      <style:text-properties fo:font-size="12pt" fo:language="fr" fo:country="FR" style:language-asian="fr" style:country-asian="FR" style:font-size-complex="12pt"/>
    </style:style>
    <style:style style:name="WW-RTF_5f_Num_20_8_20_3" style:display-name="WW-RTF_Num 8 3" style:family="text">
      <style:text-properties fo:font-size="12pt" fo:language="fr" fo:country="FR" style:language-asian="fr" style:country-asian="FR" style:font-size-complex="12pt"/>
    </style:style>
    <style:style style:name="WW-RTF_5f_Num_20_8_20_4" style:display-name="WW-RTF_Num 8 4" style:family="text">
      <style:text-properties fo:font-size="12pt" fo:language="fr" fo:country="FR" style:language-asian="fr" style:country-asian="FR" style:font-size-complex="12pt"/>
    </style:style>
    <style:style style:name="WW-RTF_5f_Num_20_8_20_5" style:display-name="WW-RTF_Num 8 5" style:family="text">
      <style:text-properties fo:font-size="12pt" fo:language="fr" fo:country="FR" style:language-asian="fr" style:country-asian="FR" style:font-size-complex="12pt"/>
    </style:style>
    <style:style style:name="WW-RTF_5f_Num_20_8_20_6" style:display-name="WW-RTF_Num 8 6" style:family="text">
      <style:text-properties fo:font-size="12pt" fo:language="fr" fo:country="FR" style:language-asian="fr" style:country-asian="FR" style:font-size-complex="12pt"/>
    </style:style>
    <style:style style:name="WW-RTF_5f_Num_20_8_20_7" style:display-name="WW-RTF_Num 8 7" style:family="text">
      <style:text-properties fo:font-size="12pt" fo:language="fr" fo:country="FR" style:language-asian="fr" style:country-asian="FR" style:font-size-complex="12pt"/>
    </style:style>
    <style:style style:name="WW-RTF_5f_Num_20_8_20_8" style:display-name="WW-RTF_Num 8 8" style:family="text">
      <style:text-properties fo:font-size="12pt" fo:language="fr" fo:country="FR" style:language-asian="fr" style:country-asian="FR" style:font-size-complex="12pt"/>
    </style:style>
    <style:style style:name="WW-RTF_5f_Num_20_8_20_9" style:display-name="WW-RTF_Num 8 9" style:family="text">
      <style:text-properties fo:font-size="12pt" fo:language="fr" fo:country="FR" style:language-asian="fr" style:country-asian="FR" style:font-size-complex="12pt"/>
    </style:style>
    <style:style style:name="WW-RTF_5f_Num_20_8_20_11" style:display-name="WW-RTF_Num 8 1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" style:display-name="WW-RTF_Num 8 2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" style:display-name="WW-RTF_Num 8 3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41" style:display-name="WW-RTF_Num 8 4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" style:display-name="WW-RTF_Num 8 5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" style:display-name="WW-RTF_Num 8 61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" style:display-name="WW-RTF_Num 8 7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" style:display-name="WW-RTF_Num 8 8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" style:display-name="WW-RTF_Num 8 91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112" style:display-name="WW-RTF_Num 8 1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2" style:display-name="WW-RTF_Num 8 2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2" style:display-name="WW-RTF_Num 8 3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412" style:display-name="WW-RTF_Num 8 4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2" style:display-name="WW-RTF_Num 8 5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2" style:display-name="WW-RTF_Num 8 6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2" style:display-name="WW-RTF_Num 8 7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2" style:display-name="WW-RTF_Num 8 8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2" style:display-name="WW-RTF_Num 8 9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1123" style:display-name="WW-RTF_Num 8 1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23" style:display-name="WW-RTF_Num 8 2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23" style:display-name="WW-RTF_Num 8 3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4123" style:display-name="WW-RTF_Num 8 4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23" style:display-name="WW-RTF_Num 8 5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23" style:display-name="WW-RTF_Num 8 6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23" style:display-name="WW-RTF_Num 8 7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23" style:display-name="WW-RTF_Num 8 8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23" style:display-name="WW-RTF_Num 8 9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4" style:display-name="RTF_Num 2 14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24" style:display-name="RTF_Num 2 24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34" style:display-name="RTF_Num 2 34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44" style:display-name="RTF_Num 2 44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54" style:display-name="RTF_Num 2 54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64" style:display-name="RTF_Num 2 64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74" style:display-name="RTF_Num 2 74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84" style:display-name="RTF_Num 2 84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94" style:display-name="RTF_Num 2 94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13" style:display-name="RTF_Num 2 13" style:family="text">
      <style:text-properties fo:font-size="12pt" fo:language="zxx" fo:country="none" style:language-asian="zxx" style:country-asian="none" style:font-size-complex="12pt"/>
    </style:style>
    <style:style style:name="RTF_5f_Num_20_2_20_23" style:display-name="RTF_Num 2 23" style:family="text">
      <style:text-properties fo:font-size="12pt" fo:language="zxx" fo:country="none" style:language-asian="zxx" style:country-asian="none" style:font-size-complex="12pt"/>
    </style:style>
    <style:style style:name="RTF_5f_Num_20_2_20_33" style:display-name="RTF_Num 2 33" style:family="text">
      <style:text-properties fo:font-size="12pt" fo:language="zxx" fo:country="none" style:language-asian="zxx" style:country-asian="none" style:font-size-complex="12pt"/>
    </style:style>
    <style:style style:name="RTF_5f_Num_20_2_20_43" style:display-name="RTF_Num 2 43" style:family="text">
      <style:text-properties fo:font-size="12pt" fo:language="zxx" fo:country="none" style:language-asian="zxx" style:country-asian="none" style:font-size-complex="12pt"/>
    </style:style>
    <style:style style:name="RTF_5f_Num_20_2_20_53" style:display-name="RTF_Num 2 53" style:family="text">
      <style:text-properties fo:font-size="12pt" fo:language="zxx" fo:country="none" style:language-asian="zxx" style:country-asian="none" style:font-size-complex="12pt"/>
    </style:style>
    <style:style style:name="RTF_5f_Num_20_2_20_63" style:display-name="RTF_Num 2 63" style:family="text">
      <style:text-properties fo:font-size="12pt" fo:language="zxx" fo:country="none" style:language-asian="zxx" style:country-asian="none" style:font-size-complex="12pt"/>
    </style:style>
    <style:style style:name="RTF_5f_Num_20_2_20_73" style:display-name="RTF_Num 2 73" style:family="text">
      <style:text-properties fo:font-size="12pt" fo:language="zxx" fo:country="none" style:language-asian="zxx" style:country-asian="none" style:font-size-complex="12pt"/>
    </style:style>
    <style:style style:name="RTF_5f_Num_20_2_20_83" style:display-name="RTF_Num 2 83" style:family="text">
      <style:text-properties fo:font-size="12pt" fo:language="zxx" fo:country="none" style:language-asian="zxx" style:country-asian="none" style:font-size-complex="12pt"/>
    </style:style>
    <style:style style:name="RTF_5f_Num_20_2_20_93" style:display-name="RTF_Num 2 93" style:family="text">
      <style:text-properties fo:font-size="12pt" fo:language="zxx" fo:country="none" style:language-asian="zxx" style:country-asian="none" style:font-size-complex="12pt"/>
    </style:style>
    <style:style style:name="RTF_5f_Num_20_2_20_12" style:display-name="RTF_Num 2 12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22" style:display-name="RTF_Num 2 22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32" style:display-name="RTF_Num 2 32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42" style:display-name="RTF_Num 2 42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52" style:display-name="RTF_Num 2 52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62" style:display-name="RTF_Num 2 62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72" style:display-name="RTF_Num 2 72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82" style:display-name="RTF_Num 2 82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92" style:display-name="RTF_Num 2 92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11" style:display-name="RTF_Num 2 11" style:family="text">
      <style:text-properties style:font-name="Nimbus Roman No9 L" fo:font-size="12pt" fo:language="zxx" fo:country="none" style:font-name-asian="Nimbus Roman No9 L" style:language-asian="zxx" style:country-asian="none" style:font-name-complex="Nimbus Roman No9 L" style:font-size-complex="12pt"/>
    </style:style>
    <style:style style:name="RTF_5f_Num_20_2_20_21" style:display-name="RTF_Num 2 21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31" style:display-name="RTF_Num 2 31" style:family="text">
      <style:text-properties style:font-name="Nimbus Roman No9 L" fo:font-size="12pt" fo:language="zxx" fo:country="none" style:font-name-asian="Nimbus Roman No9 L" style:language-asian="zxx" style:country-asian="none" style:font-name-complex="Nimbus Roman No9 L" style:font-size-complex="12pt"/>
    </style:style>
    <style:style style:name="RTF_5f_Num_20_2_20_41" style:display-name="RTF_Num 2 41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51" style:display-name="RTF_Num 2 51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61" style:display-name="RTF_Num 2 61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2_20_71" style:display-name="RTF_Num 2 71" style:family="text">
      <style:text-properties style:font-name="Symbol" fo:font-size="12pt" fo:language="zxx" fo:country="none" style:font-name-asian="Symbol" style:language-asian="zxx" style:country-asian="none" style:font-name-complex="Symbol" style:font-size-complex="12pt"/>
    </style:style>
    <style:style style:name="RTF_5f_Num_20_2_20_81" style:display-name="RTF_Num 2 81" style:family="text">
      <style:text-properties style:font-name="Courier New" fo:font-size="12pt" fo:language="zxx" fo:country="none" style:font-name-asian="Courier New" style:language-asian="zxx" style:country-asian="none" style:font-name-complex="Courier New" style:font-size-complex="12pt"/>
    </style:style>
    <style:style style:name="RTF_5f_Num_20_2_20_91" style:display-name="RTF_Num 2 91" style:family="text">
      <style:text-properties style:font-name="Wingdings" fo:font-size="12pt" fo:language="zxx" fo:country="none" style:font-name-asian="Wingdings" style:language-asian="zxx" style:country-asian="none" style:font-name-complex="Wingdings" style:font-size-complex="12pt"/>
    </style:style>
    <style:style style:name="RTF_5f_Num_20_10_20_1" style:display-name="RTF_Num 1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2" style:display-name="RTF_Num 10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3" style:display-name="RTF_Num 10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0_20_4" style:display-name="RTF_Num 10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5" style:display-name="RTF_Num 10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6" style:display-name="RTF_Num 10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0_20_7" style:display-name="RTF_Num 10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8" style:display-name="RTF_Num 10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9" style:display-name="RTF_Num 10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1_20_1" style:display-name="RTF_Num 11 1" style:family="text">
      <style:text-properties fo:font-size="12pt" fo:language="fr" fo:country="FR" style:language-asian="fr" style:country-asian="FR" style:font-size-complex="12pt"/>
    </style:style>
    <style:style style:name="RTF_5f_Num_20_11_20_2" style:display-name="RTF_Num 11 2" style:family="text">
      <style:text-properties fo:font-size="12pt" fo:language="fr" fo:country="FR" style:language-asian="fr" style:country-asian="FR" style:font-size-complex="12pt"/>
    </style:style>
    <style:style style:name="RTF_5f_Num_20_11_20_3" style:display-name="RTF_Num 11 3" style:family="text">
      <style:text-properties fo:font-size="12pt" fo:language="fr" fo:country="FR" style:language-asian="fr" style:country-asian="FR" style:font-size-complex="12pt"/>
    </style:style>
    <style:style style:name="RTF_5f_Num_20_11_20_4" style:display-name="RTF_Num 11 4" style:family="text">
      <style:text-properties fo:font-size="12pt" fo:language="fr" fo:country="FR" style:language-asian="fr" style:country-asian="FR" style:font-size-complex="12pt"/>
    </style:style>
    <style:style style:name="RTF_5f_Num_20_11_20_5" style:display-name="RTF_Num 11 5" style:family="text">
      <style:text-properties fo:font-size="12pt" fo:language="fr" fo:country="FR" style:language-asian="fr" style:country-asian="FR" style:font-size-complex="12pt"/>
    </style:style>
    <style:style style:name="RTF_5f_Num_20_11_20_6" style:display-name="RTF_Num 11 6" style:family="text">
      <style:text-properties fo:font-size="12pt" fo:language="fr" fo:country="FR" style:language-asian="fr" style:country-asian="FR" style:font-size-complex="12pt"/>
    </style:style>
    <style:style style:name="RTF_5f_Num_20_11_20_7" style:display-name="RTF_Num 11 7" style:family="text">
      <style:text-properties fo:font-size="12pt" fo:language="fr" fo:country="FR" style:language-asian="fr" style:country-asian="FR" style:font-size-complex="12pt"/>
    </style:style>
    <style:style style:name="RTF_5f_Num_20_11_20_8" style:display-name="RTF_Num 11 8" style:family="text">
      <style:text-properties fo:font-size="12pt" fo:language="fr" fo:country="FR" style:language-asian="fr" style:country-asian="FR" style:font-size-complex="12pt"/>
    </style:style>
    <style:style style:name="RTF_5f_Num_20_11_20_9" style:display-name="RTF_Num 11 9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2" style:display-name="RTF_Num 14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3" style:display-name="RTF_Num 14 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4" style:display-name="RTF_Num 14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5" style:display-name="RTF_Num 14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6" style:display-name="RTF_Num 14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4_20_7" style:display-name="RTF_Num 14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8" style:display-name="RTF_Num 14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9" style:display-name="RTF_Num 14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2" style:display-name="RTF_Num 15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3" style:display-name="RTF_Num 15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4" style:display-name="RTF_Num 15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5" style:display-name="RTF_Num 15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6" style:display-name="RTF_Num 15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7" style:display-name="RTF_Num 15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8" style:display-name="RTF_Num 15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9" style:display-name="RTF_Num 15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fr" fo:country="FR" style:text-underline-style="solid" style:text-underline-width="auto" style:text-underline-color="font-color" style:language-asian="fr" style:country-asian="FR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Numbering_20_Symbols_20__28_user_29_" style:display-name="Numbering Symbols (user)" style:family="text">
      <style:text-properties fo:font-size="12pt" fo:language="zxx" fo:country="none" style:language-asian="zxx" style:country-asian="none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Internet_20_link1" style:display-name="WW-Internet link1" style:family="text">
      <style:text-properties fo:color="#000080" fo:font-size="12pt" fo:language="fr" fo:country="FR" style:text-underline-style="solid" style:text-underline-width="auto" style:text-underline-color="font-color" style:language-asian="fr" style:country-asian="FR" style:font-size-complex="12pt"/>
    </style:style>
    <style:style style:name="WW-Internet_20_link12" style:display-name="WW-Internet link12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Internet_20_link123" style:display-name="WW-Internet link123" style:family="text">
      <style:text-properties fo:color="#000080" fo:font-size="12pt" fo:language="en" fo:country="US" style:text-underline-style="solid" style:text-underline-width="auto" style:text-underline-color="font-color" style:language-asian="zxx" style:country-asian="none" style:font-size-complex="12pt"/>
    </style:style>
    <style:style style:name="WW-Bullet_20_Symbols1" style:display-name="WW-Bullet Symbols1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Internet_20_Link" style:display-name="Internet Link" style:family="text">
      <style:text-properties fo:color="#000080" fo:font-size="12pt" fo:language="en" fo:country="US" style:text-underline-style="solid" style:text-underline-width="auto" style:text-underline-color="font-color" style:language-asian="zxx" style:country-asian="none" style:font-size-complex="12pt"/>
    </style:style>
    <style:style style:name="Bullets" style:family="text">
      <style:text-properties style:font-name="StarSymbol2" fo:font-size="9pt" fo:language="en" fo:country="US" style:font-name-asian="StarSymbol2" style:language-asian="zxx" style:country-asian="none" style:font-name-complex="StarSymbol2" style:font-size-complex="9pt"/>
    </style:style>
    <style:style style:name="WW-Internet_20_link1234" style:display-name="WW-Internet link1234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264in" fo:margin-left="0in" fo:margin-right="0in" fo:margin-top="0.3874in" style:dynamic-spacing="true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Philippe Deniel</dc:creator>
    <dc:date>2008-07-02T12:46:59</dc:date>
    <meta:editing-cycles>2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86" meta:character-count="1123"/>
  </office:meta>
</office:document-meta>
</file>